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945" officeooo:paragraph-rsid="00018945"/>
    </style:style>
    <style:style style:name="P2" style:family="paragraph" style:parent-style-name="Standard" style:list-style-name="L1">
      <style:text-properties officeooo:rsid="00018945" officeooo:paragraph-rsid="00018945"/>
    </style:style>
    <style:style style:name="P3" style:family="paragraph" style:parent-style-name="Standard">
      <style:text-properties officeooo:rsid="00022f33" officeooo:paragraph-rsid="00022f33"/>
    </style:style>
    <style:style style:name="P4" style:family="paragraph" style:parent-style-name="Standard" style:list-style-name="L2">
      <style:text-properties officeooo:rsid="00022f33" officeooo:paragraph-rsid="00022f33"/>
    </style:style>
    <style:style style:name="P5" style:family="paragraph" style:parent-style-name="Standard">
      <style:text-properties fo:font-weight="bold" officeooo:rsid="0003e47b" officeooo:paragraph-rsid="0003e47b" style:font-weight-asian="bold" style:font-weight-complex="bold"/>
    </style:style>
    <style:style style:name="P6" style:family="paragraph" style:parent-style-name="Standard">
      <style:text-properties fo:font-weight="bold" officeooo:rsid="00075db6" officeooo:paragraph-rsid="00075db6" style:font-weight-asian="bold" style:font-weight-complex="bold"/>
    </style:style>
    <style:style style:name="P7" style:family="paragraph" style:parent-style-name="Standard" style:list-style-name="L4">
      <style:text-properties fo:font-weight="bold" officeooo:rsid="00075db6" officeooo:paragraph-rsid="00075db6" style:font-weight-asian="bold" style:font-weight-complex="bold"/>
    </style:style>
    <style:style style:name="P8" style:family="paragraph" style:parent-style-name="Standard">
      <style:text-properties fo:font-weight="bold" officeooo:rsid="000afbb5" officeooo:paragraph-rsid="000afbb5" style:font-weight-asian="bold" style:font-weight-complex="bold"/>
    </style:style>
    <style:style style:name="P9" style:family="paragraph" style:parent-style-name="Header">
      <style:text-properties officeooo:rsid="00018945" officeooo:paragraph-rsid="0001894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665b3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665b3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ce181e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cipais atividades realizadas durante a <text:span text:style-name="T1">execução</text:span><text:span text:style-name="T2">:</text:span></text:p>
      <text:list xml:id="list2021981806" text:style-name="L1">
        <text:list-item>
          <text:p text:style-name="P2"><text:span text:style-name="T2">desenvolvimento dos trabalhos de campo;</text:span></text:p>
        </text:list-item>
        <text:list-item>
          <text:p text:style-name="P2"><text:span text:style-name="T2">análise dos dados coletados;</text:span></text:p>
        </text:list-item>
        <text:list-item>
          <text:p text:style-name="P2"><text:span text:style-name="T2">elaboração da conclusão.</text:span></text:p>
        </text:list-item>
      </text:list>
      <text:p text:style-name="P1"><text:span text:style-name="T2"/></text:p>
      <text:p text:style-name="P3"><text:span text:style-name="T2">Trabalho de campo:</text:span></text:p>
      <text:list xml:id="list1166461210" text:style-name="L2">
        <text:list-item>
          <text:p text:style-name="P4"><text:span text:style-name="T2">é a coleta de dados e informações definidos no planejamento de auditoria;</text:span></text:p>
        </text:list-item>
        <text:list-item>
          <text:p text:style-name="P4"><text:span text:style-name="T2">geralmente a coleta é feita </text:span><text:span text:style-name="T3">in loco</text:span><text:span text:style-name="T6">;</text:span></text:p>
        </text:list-item>
        <text:list-item>
          <text:p text:style-name="P4"><text:span text:style-name="T6">métodos de coleta:</text:span></text:p>
          <text:list>
            <text:list-item>
              <text:p text:style-name="P4"><text:span text:style-name="T6">entrevista;</text:span></text:p>
            </text:list-item>
            <text:list-item>
              <text:p text:style-name="P4"><text:span text:style-name="T6">questionário;</text:span></text:p>
            </text:list-item>
            <text:list-item>
              <text:p text:style-name="P4"><text:span text:style-name="T6">observação direta.</text:span></text:p>
            </text:list-item>
          </text:list>
        </text:list-item>
      </text:list>
      <text:p text:style-name="P3"><text:span text:style-name="T6"/></text:p>
      <text:p text:style-name="P3"><text:span text:style-name="T6">Quando o objetivo da auditoria inclui a </text:span><text:span text:style-name="T8">generalização da conclusão</text:span><text:span text:style-name="T6"> para o universo pesquisado, as </text:span><text:span text:style-name="T8">soluções </text:span><text:span text:style-name="T6">adotadas são: </text:span><text:span text:style-name="T8">tratamento estatístico</text:span><text:span text:style-name="T6"> e </text:span><text:span text:style-name="T8">estudo de caso</text:span><text:span text:style-name="T6">. Se o estudo de caso é representativo, é possível generalizar os resultados.</text:span></text:p>
      <text:p text:style-name="P3"><text:span text:style-name="T6"/></text:p>
      <text:p text:style-name="P5"><text:span text:style-name="T4">Testes de observância</text:span><text:span text:style-name="T6"> (ou aderência): verificar se </text:span><text:span text:style-name="T4">controles internos</text:span><text:span text:style-name="T6"> estão em efetivo funcionamento. <text:s/></text:span><text:span text:style-name="T5"><text:s/></text:span><text:span text:style-name="T7"><text:s text:c="2"/>Divide-se em </text:span><text:span text:style-name="T5">testes flagrantes</text:span><text:span text:style-name="T7"> e </text:span><text:span text:style-name="T5">testes retrospectivos</text:span><text:span text:style-name="T7">.</text:span></text:p>
      <text:p text:style-name="P5"><text:span text:style-name="T4"/></text:p>
      <text:p text:style-name="P5"><text:span text:style-name="T4">Testes substantivos</text:span><text:span text:style-name="T6">: verificar suficiência, exatidão e validação dos dados produzidos pelos </text:span><text:span text:style-name="T4">sistemas contábil e administrativo</text:span><text:span text:style-name="T6">, dividindo-se em </text:span><text:span text:style-name="T4">testes de transações </text:span><text:span text:style-name="T6">e </text:span><text:span text:style-name="T4">saldos e procedimentos de revisão analítica</text:span><text:span text:style-name="T6">.</text:span></text:p>
      <text:p text:style-name="P5"><text:span text:style-name="T6"/></text:p>
      <text:p text:style-name="P6"><text:span text:style-name="T6">A </text:span><text:span text:style-name="T4">evidência</text:span><text:span text:style-name="T6"> de auditoria para a obtenção de conclusões para fundamentar a opinião do auditor é conseguida pela execução de:</text:span></text:p>
      <text:list xml:id="list4134733139" text:style-name="L4">
        <text:list-item>
          <text:p text:style-name="P7"><text:span text:style-name="T4">procedimentos de avaliação de riscos</text:span><text:span text:style-name="T6">; e</text:span></text:p>
        </text:list-item>
        <text:list-item>
          <text:p text:style-name="P7"><text:span text:style-name="T9">procedimentos adicionais</text:span><text:span text:style-name="T6">, que abrangem:</text:span></text:p>
          <text:list>
            <text:list-item>
              <text:p text:style-name="P7"><text:span text:style-name="T9">testes de controles</text:span><text:span text:style-name="T6">, quando exigidos pelas normas de auditoria ou quando o auditor assim escolher; e</text:span></text:p>
            </text:list-item>
            <text:list-item>
              <text:p text:style-name="P7"><text:span text:style-name="T9">procedimentos substantivos</text:span><text:span text:style-name="T6">, inclusive testes de detalhes e procedimentos analíticos substantivos.</text:span></text:p>
            </text:list-item>
          </text:list>
        </text:list-item>
      </text:list>
      <text:p text:style-name="P6"><text:span text:style-name="T6"/></text:p>
      <text:p text:style-name="P8"><text:span text:style-name="T6">Testes de controle → avaliar a eficácil operacional dos controles na prevenção, detecção e correção de distorções relevantes.</text:span></text:p>
      <text:p text:style-name="P8"><text:span text:style-name="T6"/></text:p>
      <text:p text:style-name="P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8945" officeooo:paragraph-rsid="0001894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Execução dos trabalhos de auditoria. Testes e procedimentos de auditoria. Evidenciação. Avaliação das distorções identificad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21:08:28.054000000</meta:creation-date>
    <dc:date>2018-04-02T21:36:47.211000000</dc:date>
    <meta:editing-duration>PT28M16S</meta:editing-duration>
    <meta:editing-cycles>8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21" meta:word-count="234" meta:character-count="1612" meta:non-whitespace-character-count="1407"/>
  </office:meta>
</office:document-meta>
</file>